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777" officeooo:paragraph-rsid="0016c777"/>
    </style:style>
    <style:style style:name="P2" style:family="paragraph" style:parent-style-name="Standard">
      <style:text-properties fo:font-weight="bold" officeooo:rsid="0016c777" officeooo:paragraph-rsid="0016c777" style:font-weight-asian="bold" style:font-weight-complex="bold"/>
    </style:style>
    <style:style style:name="P3" style:family="paragraph" style:parent-style-name="Standard">
      <style:text-properties fo:font-weight="bold" officeooo:rsid="00187f53" officeooo:paragraph-rsid="00187f53" style:font-weight-asian="bold" style:font-weight-complex="bold"/>
    </style:style>
    <style:style style:name="P4" style:family="paragraph" style:parent-style-name="Standard">
      <style:text-properties fo:font-weight="bold" officeooo:rsid="0019eed2" officeooo:paragraph-rsid="0019eed2" style:font-weight-asian="bold" style:font-weight-complex="bold"/>
    </style:style>
    <style:style style:name="P5" style:family="paragraph" style:parent-style-name="Standard">
      <style:text-properties fo:font-weight="bold" officeooo:rsid="001d5cca" officeooo:paragraph-rsid="001d5cca" style:font-weight-asian="bold" style:font-weight-complex="bold"/>
    </style:style>
    <style:style style:name="P6" style:family="paragraph" style:parent-style-name="Standard">
      <style:text-properties fo:font-weight="bold" officeooo:rsid="001ead03" officeooo:paragraph-rsid="001ead03" style:font-weight-asian="bold" style:font-weight-complex="bold"/>
    </style:style>
    <style:style style:name="P7" style:family="paragraph" style:parent-style-name="Standard">
      <style:text-properties fo:font-weight="bold" officeooo:rsid="002031df" officeooo:paragraph-rsid="002031df" style:font-weight-asian="bold" style:font-weight-complex="bold"/>
    </style:style>
    <style:style style:name="P8" style:family="paragraph" style:parent-style-name="Standard">
      <style:text-properties fo:font-weight="bold" officeooo:rsid="0021c948" officeooo:paragraph-rsid="0021c948" style:font-weight-asian="bold" style:font-weight-complex="bold"/>
    </style:style>
    <style:style style:name="P9" style:family="paragraph" style:parent-style-name="Standard">
      <style:text-properties fo:font-weight="bold" officeooo:rsid="00234366" officeooo:paragraph-rsid="00234366" style:font-weight-asian="bold" style:font-weight-complex="bold"/>
    </style:style>
    <style:style style:name="P10" style:family="paragraph" style:parent-style-name="Standard">
      <style:text-properties fo:font-weight="bold" officeooo:rsid="00237203" officeooo:paragraph-rsid="00237203" style:font-weight-asian="bold" style:font-weight-complex="bold"/>
    </style:style>
    <style:style style:name="P11" style:family="paragraph" style:parent-style-name="Standard">
      <style:text-properties fo:font-weight="bold" officeooo:rsid="0025a9e3" officeooo:paragraph-rsid="0025a9e3" style:font-weight-asian="bold" style:font-weight-complex="bold"/>
    </style:style>
    <style:style style:name="P12" style:family="paragraph" style:parent-style-name="Standard">
      <style:text-properties fo:font-weight="bold" officeooo:rsid="00295674" officeooo:paragraph-rsid="00295674" style:font-weight-asian="bold" style:font-weight-complex="bold"/>
    </style:style>
    <style:style style:name="P13" style:family="paragraph" style:parent-style-name="Standard">
      <style:text-properties fo:font-weight="bold" officeooo:rsid="0029c11d" officeooo:paragraph-rsid="0029c11d" style:font-weight-asian="bold" style:font-weight-complex="bold"/>
    </style:style>
    <style:style style:name="P14" style:family="paragraph" style:parent-style-name="Standard">
      <style:text-properties fo:font-weight="normal" officeooo:rsid="0019eed2" officeooo:paragraph-rsid="0019eed2" style:font-weight-asian="normal" style:font-weight-complex="normal"/>
    </style:style>
    <style:style style:name="P15" style:family="paragraph" style:parent-style-name="Standard">
      <style:text-properties fo:font-weight="normal" officeooo:rsid="001d5cca" officeooo:paragraph-rsid="001d5cca" style:font-weight-asian="normal" style:font-weight-complex="normal"/>
    </style:style>
    <style:style style:name="P16" style:family="paragraph" style:parent-style-name="Standard">
      <style:text-properties fo:font-weight="normal" officeooo:rsid="001d5cca" officeooo:paragraph-rsid="002cb0ff" style:font-weight-asian="normal" style:font-weight-complex="normal"/>
    </style:style>
    <style:style style:name="P17" style:family="paragraph" style:parent-style-name="Standard">
      <style:text-properties fo:font-weight="normal" officeooo:rsid="001ead03" officeooo:paragraph-rsid="001ead03" style:font-weight-asian="normal" style:font-weight-complex="normal"/>
    </style:style>
    <style:style style:name="P18" style:family="paragraph" style:parent-style-name="Standard">
      <style:text-properties fo:font-weight="normal" officeooo:rsid="0021c948" officeooo:paragraph-rsid="0021c948" style:font-weight-asian="normal" style:font-weight-complex="normal"/>
    </style:style>
    <style:style style:name="P19" style:family="paragraph" style:parent-style-name="Standard">
      <style:text-properties fo:font-weight="normal" officeooo:rsid="00226e03" officeooo:paragraph-rsid="00226e03" style:font-weight-asian="normal" style:font-weight-complex="normal"/>
    </style:style>
    <style:style style:name="P20" style:family="paragraph" style:parent-style-name="Standard">
      <style:text-properties fo:font-weight="normal" officeooo:rsid="00237203" officeooo:paragraph-rsid="00237203" style:font-weight-asian="normal" style:font-weight-complex="normal"/>
    </style:style>
    <style:style style:name="P21" style:family="paragraph" style:parent-style-name="Standard">
      <style:text-properties fo:font-weight="normal" officeooo:rsid="00249b1c" officeooo:paragraph-rsid="00249b1c" style:font-weight-asian="normal" style:font-weight-complex="normal"/>
    </style:style>
    <style:style style:name="P22" style:family="paragraph" style:parent-style-name="Standard">
      <style:text-properties fo:font-weight="normal" officeooo:rsid="00187f53" officeooo:paragraph-rsid="00187f53" style:font-weight-asian="normal" style:font-weight-complex="normal"/>
    </style:style>
    <style:style style:name="P23" style:family="paragraph" style:parent-style-name="Standard">
      <style:text-properties fo:font-weight="normal" officeooo:rsid="0025a9e3" officeooo:paragraph-rsid="0025a9e3" style:font-weight-asian="normal" style:font-weight-complex="normal"/>
    </style:style>
    <style:style style:name="P24" style:family="paragraph" style:parent-style-name="Standard">
      <style:text-properties fo:font-weight="normal" officeooo:rsid="00295674" officeooo:paragraph-rsid="00295674" style:font-weight-asian="normal" style:font-weight-complex="normal"/>
    </style:style>
    <style:style style:name="P25" style:family="paragraph" style:parent-style-name="Standard">
      <style:text-properties fo:font-weight="normal" officeooo:rsid="0029c11d" officeooo:paragraph-rsid="0029c11d" style:font-weight-asian="normal" style:font-weight-complex="normal"/>
    </style:style>
    <style:style style:name="T1" style:family="text">
      <style:text-properties officeooo:rsid="0016ea8b"/>
    </style:style>
    <style:style style:name="T2" style:family="text">
      <style:text-properties officeooo:rsid="00249b1c"/>
    </style:style>
    <style:style style:name="T3" style:family="text">
      <style:text-properties officeooo:rsid="002c48b9"/>
    </style:style>
    <style:style style:name="T4" style:family="text">
      <style:text-properties officeooo:rsid="002cb0ff"/>
    </style:style>
    <style:style style:name="T5" style:family="text">
      <style:text-properties officeooo:rsid="002f8a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CTION 1 : EXPLORING CREATIVITY</text:p>
      <text:p text:style-name="P2"/>
      <text:p text:style-name="P2">1. what is creativity</text:p>
      <text:p text:style-name="P2"/>
      <text:p text:style-name="Standard">Welcome to the very first section in this very exciting course where I will explain to you what is creativity and how can you become a creative person?</text:p>
      <text:p text:style-name="Standard"/>
      <text:p text:style-name="Standard">So we will begin our quest with the understanding of what is creativity while exploring what is creativity. We will dispel some common myths behind creativity so that anyone can think how to become creative.</text:p>
      <text:p text:style-name="Standard"/>
      <text:p text:style-name="Standard">But first, I will begin by showing you some faces shortly.</text:p>
      <text:p text:style-name="Standard"/>
      <text:p text:style-name="Standard">These faces are known to you.</text:p>
      <text:p text:style-name="Standard"/>
      <text:p text:style-name="Standard">If not, then I can bet you're not from this planet.</text:p>
      <text:p text:style-name="Standard"/>
      <text:p text:style-name="Standard">Steve Jobs, co-founder of Apple.</text:p>
      <text:p text:style-name="Standard"/>
      <text:p text:style-name="Standard">Chances are you may be watching this from one of the devices invented by him.</text:p>
      <text:p text:style-name="Standard"/>
      <text:p text:style-name="Standard">Who is this guy?</text:p>
      <text:p text:style-name="Standard"/>
      <text:p text:style-name="Standard">Oh, he looks a bit scary, isn't it, Mr. Zuckerberg, the youngest billionaire, the holder of the youngest ever possible accolades.</text:p>
      <text:p text:style-name="Standard"/>
      <text:p text:style-name="Standard">This photo was taken after Facebook, according to the Cambridge Analytica scandal.</text:p>
      <text:p text:style-name="Standard"/>
      <text:p text:style-name="Standard">Surely you've heard about it?</text:p>
      <text:p text:style-name="Standard"/>
      <text:p text:style-name="Standard">If not, then Google it and you'll know everything.</text:p>
      <text:p text:style-name="Standard"/>
      <text:p text:style-name="Standard">Chances are you might stop thinking about Facebook to.</text:p>
      <text:p text:style-name="Standard"/>
      <text:p text:style-name="Standard">So this is a photo of Professor Muhammad Yunus, founder of Grameen Bank.</text:p>
      <text:p text:style-name="Standard"/>
      <text:p text:style-name="Standard">Well, I have significant respect for Professor Muhammad Yunus for several reasons.</text:p>
      <text:p text:style-name="Standard"/>
      <text:p text:style-name="Standard">Not only he has transformed the banking system for the poor, but he has also played a significant role in alleviating poverty from a lot of the countries of the world.</text:p>
      <text:p text:style-name="Standard"/>
      <text:p text:style-name="Standard">So Professor Muhammad Yunus was a Nobel laureate and also regarded as one of the top leaders of our times.</text:p>
      <text:p text:style-name="Standard"/>
      <text:p text:style-name="Standard">So before I reflect on the definition of creativity and explore what creativity is, I want to share why I showed you the photo of those three visionaries and great leaders.</text:p>
      <text:p text:style-name="Standard"/>
      <text:p text:style-name="Standard">See, all of them have created something useful new and something which has values attached to it.</text:p>
      <text:p text:style-name="Standard"/>
      <text:p text:style-name="Standard"><text:soft-page-break/>Now, without any argument, we may considered them an ideal benchmark of creativity.</text:p>
      <text:p text:style-name="Standard"/>
      <text:p text:style-name="Standard">Steve Jobs co-founded Apple from a garage which has revolutionized the computer industry at the beginning, next smartphone music and some other aspect of our lives, which are all Apple.</text:p>
      <text:p text:style-name="Standard"/>
      <text:p text:style-name="Standard">Mark Zuckerberg co-founded Facebook, which is connected more than half of world's population, and</text:p>
      <text:p text:style-name="Standard">Professor Yunus founded Grameen Bank, which has revolutionized banking, especially for the poor.</text:p>
      <text:p text:style-name="Standard"/>
      <text:p text:style-name="Standard">So the starting point for Creative Suite rests upon three aspects useful, which is something that will be beneficial to others new, which is out-of-the-box thinking that can generate something which has a degree of newness.</text:p>
      <text:p text:style-name="Standard"/>
      <text:p text:style-name="Standard">It doesn't always have to be novel.</text:p>
      <text:p text:style-name="Standard"/>
      <text:p text:style-name="Standard">It could be a modification as well.</text:p>
      <text:p text:style-name="Standard"/>
      <text:p text:style-name="Standard">And finally, value attached, the result of creative person, which should have a value attached to it, be social or economical.</text:p>
      <text:p text:style-name="Standard"/>
      <text:p text:style-name="Standard">So those key points in mind, let's now understand what is creativity, so creativity is the ability to create meaningful new forms, beat any field where there are signs, arts, music, inside an office, in business and in any field.</text:p>
      <text:p text:style-name="Standard"/>
      <text:p text:style-name="Standard">Now, you might be surprised to know that everyone has creative abilities.</text:p>
      <text:p text:style-name="Standard"/>
      <text:p text:style-name="Standard">All the humans are innately creative.</text:p>
      <text:p text:style-name="Standard"/>
      <text:p text:style-name="Standard">So this definition of creativity sounds exceedingly simple, and in fact, this is what creativity is.</text:p>
      <text:p text:style-name="Standard"/>
      <text:p text:style-name="Standard">So throughout this course we will be exploring the concept of creativity and I will introduce you a lot of research driven insight and ideas.</text:p>
      <text:p text:style-name="Standard"/>
      <text:p text:style-name="Standard">And we will also reflect on many cases, studies and creative people.</text:p>
      <text:p text:style-name="Standard"/>
      <text:p text:style-name="Standard">And finally will try to distill knowledge on how can we also become creative.</text:p>
      <text:p text:style-name="Standard"/>
      <text:p text:style-name="Standard">Science has shown that in many ways we are all we need to create.</text:p>
      <text:p text:style-name="Standard"/>
      <text:p text:style-name="Standard">Now, imagine when we were all little with our tender heart and always inquisitive minds, we always used to have millions of questions inside our minds while playing with Legos, building blocks of Plato's.</text:p>
      <text:p text:style-name="Standard"/>
      <text:p text:style-name="Standard">We could always make something new without any hesitation.</text:p>
      <text:p text:style-name="Standard"/>
      <text:p text:style-name="Standard">So the ability to think new and novel is an innate quality that almost everyone is gifted with.</text:p>
      <text:p text:style-name="Standard"/>
      <text:p text:style-name="Standard"/>
      <text:p text:style-name="Standard"/>
      <text:p text:style-name="Standard"/>
      <text:p text:style-name="Standard"><text:soft-page-break/></text:p>
      <text:p text:style-name="Standard"/>
      <text:p text:style-name="P1">2. Dr. Land’s study on creativity</text:p>
      <text:p text:style-name="P1"/>
      <text:p text:style-name="P1">To explain creativity, we may recall an interesting study conducted by famous scholar Dr. George Land.</text:p>
      <text:p text:style-name="P1"/>
      <text:p text:style-name="P1">In 1968, Dr. Land conducted a longitudinal research study to test the creativity of sixteen hundred children ranging in ages from three to five years old, we're enrolled in a Head Start program.</text:p>
      <text:p text:style-name="P1"/>
      <text:p text:style-name="P1">This was the same creativity test he devised for NASA to help select innovative engineers and scientists.</text:p>
      <text:p text:style-name="P1"/>
      <text:p text:style-name="P1">The assessment worked so well, he decided to try it on children.</text:p>
      <text:p text:style-name="P1"/>
      <text:p text:style-name="P1">You retested the same children at different age intervals at 10 years of age and again at 15 years of age.</text:p>
      <text:p text:style-name="P1"/>
      <text:p text:style-name="P1">The test score on the level of creativity showed some remarkable figures on a scale that measured creativity out of a scale of 100, the five year old score and 98 percent the 10 year old scored 30 percent.</text:p>
      <text:p text:style-name="P1"/>
      <text:p text:style-name="P1">The 15 year old scored 12 percent and the result of the score of 280000 adults was recorded as only two percent.</text:p>
      <text:p text:style-name="P1"/>
      <text:p text:style-name="P1">Surprising, right?</text:p>
      <text:p text:style-name="P1"/>
      <text:p text:style-name="P1">So from this study, Dr. Lane concluded with the findings that noncreative behavior is learned so we can understand from this experiment that our ability to be creative or noncreative is a learned behavior.</text:p>
      <text:p text:style-name="P1"/>
      <text:p text:style-name="P1">We can train ourselves to unleash creative self.</text:p>
      <text:p text:style-name="P1"/>
      <text:p text:style-name="P1">You can watch the TED talk by Dr. Lynn, which will enlighten you further on this experi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text:span text:style-name="T1">3. D</text:span>ispel the myth behind creativity</text:p>
      <text:p text:style-name="P1"/>
      <text:p text:style-name="P1">To understand creativity further, let us dispel some common myths about creative thinking.</text:p>
      <text:p text:style-name="P1"/>
      <text:p text:style-name="P1">A very common myth is that creative people are some sort of special breed, the artists, creators, innovators, but a specific level of creativity isn't magically granted to us at birth.</text:p>
      <text:p text:style-name="P1"/>
      <text:p text:style-name="P1">And it's not a superpower that remains at a constant capacity throughout our lives.</text:p>
      <text:p text:style-name="P1"/>
      <text:p text:style-name="P1">A large body of research shows that when it comes to creativity, practice is extremely important.</text:p>
      <text:p text:style-name="P1"/>
      <text:p text:style-name="P1">And with proper training, anyone can deliver a new and creative ideas.</text:p>
      <text:p text:style-name="P1"/>
      <text:p text:style-name="P1">Building creative capacity also requires focus, time and practice.</text:p>
      <text:p text:style-name="P1"/>
      <text:p text:style-name="P1">So we may summarize that creativity is not a born trait and anyone can become creative.</text:p>
      <text:p text:style-name="P1"/>
      <text:p text:style-name="P1">Another related misconception about creative people is that there are geniuses with rare intellect.</text:p>
      <text:p text:style-name="P1"/>
      <text:p text:style-name="P1">A classic study makes nonsense of this idea back in the 1920s, the psychologist lives Terman began monitoring a group of the very brightest children in California who watched as they grew into adults and their careers to out not went on to be highly creative.</text:p>
      <text:p text:style-name="P1"/>
      <text:p text:style-name="P1">Unfortunately, having a higher IQ is not equivalent to being highly creative.</text:p>
      <text:p text:style-name="P1"/>
      <text:p text:style-name="P1">So you need a modest amount of intelligence to be creative.</text:p>
      <text:p text:style-name="P1"/>
      <text:p text:style-name="P1">But extremely high IQ is neither sufficient nor necessary for being creative.</text:p>
      <text:p text:style-name="P1"/>
      <text:p text:style-name="P1">So you summarize that high IQ is not necessary for being creative.</text:p>
      <text:p text:style-name="P1"/>
      <text:p text:style-name="P1">Another misconception is that sudden creative epiphanies or Eureka moments are essential to be creative.</text:p>
      <text:p text:style-name="P1"/>
      <text:p text:style-name="P1">And the trouble with the myth of the Eureka moment is that.</text:p>
      <text:p text:style-name="P1"/>
      <text:p text:style-name="P1">It encourages the belief that creativity is a passive process.</text:p>
      <text:p text:style-name="P1"/>
      <text:p text:style-name="P1">It suggests that you have to wait and hope that you will make a breakthrough.</text:p>
      <text:p text:style-name="P1"/>
      <text:p text:style-name="P1">And it's true that the final moment of insight often comes to a surprise, as proud of inspiration rising suddenly from the geyser of unconsciousness.</text:p>
      <text:p text:style-name="P1"/>
      <text:p text:style-name="P1">What if you don't first put in the hard work of studying and mastering your field and exposing yourself to different perspectives?</text:p>
      <text:p text:style-name="P1"/>
      <text:p text:style-name="P1">That, in a moment, is actually the last step in a long involved process and not the only step.</text:p>
      <text:p text:style-name="P1"><text:soft-page-break/></text:p>
      <text:p text:style-name="P1">So we may summarize that hard work and mastering this skill is required to creativity incubate inside a mind.</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4. crativity example – snugli</text:p>
      <text:p text:style-name="P22"/>
      <text:p text:style-name="P22">So let me give you a very good example to which we can understand that creativity can even occur in a very simple way.</text:p>
      <text:p text:style-name="P22"/>
      <text:p text:style-name="P22">So what is this in the picture?</text:p>
      <text:p text:style-name="P22"/>
      <text:p text:style-name="P22">For those of you parent, you must have seen this.</text:p>
      <text:p text:style-name="P22"/>
      <text:p text:style-name="P22">It's called snugli, also known as baby carrier.</text:p>
      <text:p text:style-name="P22"/>
      <text:p text:style-name="P22">The lady in the picture is Ann Moore pediatric nurse who went to an African country called Togo in the early days of her career there, she saw that the hardworking mothers in Togo used to tie their babies around their body as they didn't have anyone to look after their babies.</text:p>
      <text:p text:style-name="P22"/>
      <text:p text:style-name="P22">Inspired by this amazing idea, Moore created the earliest version of snugli, which later she sold in <text:span text:style-name="T3">1985</text:span>, which made a fortune and fame.</text:p>
      <text:p text:style-name="P22"/>
      <text:p text:style-name="P22">So what we can learn from this example is that creativity simple, and it's something that can be demonstrated by anyone and from the most unlikely sources.</text:p>
      <text:p text:style-name="P22"/>
      <text:p text:style-name="P22">So here are some key findings to conclude our understanding about creativity.</text:p>
      <text:p text:style-name="P22"/>
      <text:p text:style-name="P22">Yes, creative skills can be learned not from sitting in a lecture, but by learning and applying creative thinking processes.</text:p>
      <text:p text:style-name="P22"/>
      <text:p text:style-name="P22">Creative thinkers are never afraid of thinking wacky thoughts, even they might sound very stupid at the beginning.</text:p>
      <text:p text:style-name="P22"/>
      <text:p text:style-name="P22">And finally, creativity emerges from the most unlikely sources, something which I can't even imagine.</text:p>
      <text:p text:style-name="P22"/>
      <text:p text:style-name="P22">I'll give you loads of examples on how each individual idea, dorm room idea and garage ideas have turned a billion dollar ideas to change the whole world forever.</text:p>
      <text:p text:style-name="P22"/>
      <text:p text:style-name="P22">So let's explore further in this course to learn.</text:p>
      <text:p text:style-name="P22"/>
      <text:p text:style-name="P22">How can you also become a creative geniu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text:soft-page-break/>5. creative thinking vs critical thinking</text:p>
      <text:p text:style-name="P4"/>
      <text:p text:style-name="P14">Let me start with the famous habit of Albert Einstein, undoubtedly one of the most creative minds in the world.</text:p>
      <text:p text:style-name="P14"/>
      <text:p text:style-name="P14">He once said that when given an hour to solve a problem, you're likely to spend only five minutes on the solution and the other 55 minutes researching and thinking about the problem to understand creativity and become more creative.</text:p>
      <text:p text:style-name="P14"/>
      <text:p text:style-name="P14">We need to know what is critical thinking because critical thinking was one of the foundational blocks of the mind of a creative thinker.</text:p>
      <text:p text:style-name="P14"/>
      <text:p text:style-name="P14">So let's explore the difference and relationship between creative thinking and critical thinking.</text:p>
      <text:p text:style-name="P14"/>
      <text:p text:style-name="P14">So our key learning objective in this part is to understand the difference between creative thinking and critical thinking and find out the relationship between creative thinking and critical thinking.</text:p>
      <text:p text:style-name="P14"/>
      <text:p text:style-name="P14">All right.</text:p>
      <text:p text:style-name="P14"/>
      <text:p text:style-name="P14">So by this time, we have understood that creative thinking is the ability to imagine or invent something new.</text:p>
      <text:p text:style-name="P14"/>
      <text:p text:style-name="P14">Creative thinkers are able to generate new ideas by combining, changing or reapplying existing ideas.</text:p>
      <text:p text:style-name="P14"/>
      <text:p text:style-name="P14">So in essence, creative thinking is all about having that attitude to accept change and new ideas and willingness to play ideas and new possibilities.</text:p>
      <text:p text:style-name="P14"/>
      <text:p text:style-name="P14">So let's try to understand critical thinking.</text:p>
      <text:p text:style-name="P14"/>
      <text:p text:style-name="P14">Critical thinking is the ability to think in an organized and rational manner in order to understand connections between ideas and facts.</text:p>
      <text:p text:style-name="P14"/>
      <text:p text:style-name="P14">In other words, critical thinking is thinking about thinking.</text:p>
      <text:p text:style-name="P14"/>
      <text:p text:style-name="P14">Critical thinkers identify, analyze and try to fix the flaws in the problem that is being considered.</text:p>
      <text:p text:style-name="P14"/>
      <text:p text:style-name="P14">So how is critical thinking and creative thinking linked with one another are the same or different?</text:p>
      <text:p text:style-name="P14"/>
      <text:p text:style-name="P14">Well, they are not the same, but they're very closely linked.</text:p>
      <text:p text:style-name="P14"/>
      <text:p text:style-name="P14">So critical thinking is the active and systematic process of communication, evaluation, reflection and analysis meant to foster understanding, solve problem support, sound decision making and finally guide some action.</text:p>
      <text:p text:style-name="P14"/>
      <text:p text:style-name="P14">Creative thinking is all about synthesizing intuition, sensation, memories and feelings in a way that they can take on a reality that can be tested within a critical thinking framework.</text:p>
      <text:p text:style-name="P14"/>
      <text:p text:style-name="P14">So to summarize and perhaps simplify understanding, this is the simplest way to look at creative thinking and critical thinking.</text:p>
      <text:p text:style-name="P14"><text:soft-page-break/></text:p>
      <text:p text:style-name="P14">You can be a critical thinker without being a creative thinker, but you cannot be a creative thinker without being a critical thinker in order to become creative.</text:p>
      <text:p text:style-name="P14"/>
      <text:p text:style-name="P14">You must have the ability to think deeply and more critically.</text:p>
      <text:p text:style-name="P14"/>
      <text:p text:style-name="P14">Critical thinking plays a very vital role to foster creativity in various ways.</text:p>
      <text:p text:style-name="P14"/>
      <text:p text:style-name="P14">For instance, for instance, critical thinking encourages more curiosity.</text:p>
      <text:p text:style-name="P14"/>
      <text:p text:style-name="P14">Curiosity exists to help us gain a deeper understanding of not only the world surrounding us, but the things that matter within our experience of that world.</text:p>
      <text:p text:style-name="P14"/>
      <text:p text:style-name="P14">This extends to topics we teach in school and also the ones that we find relevant in our daily lives.</text:p>
      <text:p text:style-name="P14"/>
      <text:p text:style-name="P14">So effective critical thinkers remain always curious about a wide range of topics and generally have broad interests.</text:p>
      <text:p text:style-name="P14"/>
      <text:p text:style-name="P14">Critical thinking also reinforces Problem-Solving ability.</text:p>
      <text:p text:style-name="P14"/>
      <text:p text:style-name="P14">Those who think critically tend to be instinctual problem solvers.</text:p>
      <text:p text:style-name="P14"/>
      <text:p text:style-name="P14">This ranks as probably the most important skill we can help our learners.</text:p>
      <text:p text:style-name="P14"/>
      <text:p text:style-name="P14">Critical thinking also reinforces the ability to solve problems.</text:p>
      <text:p text:style-name="P14"/>
      <text:p text:style-name="P14">And on the court by Einstein says that it's not that I'm so smart, it's just that I stay with problems longer.</text:p>
      <text:p text:style-name="P14"/>
      <text:p text:style-name="P14">The ability to solve problems is one of the most important skill that would be valued these days.</text:p>
      <text:p text:style-name="P14"/>
      <text:p text:style-name="P14">And being critical thinker allows an individual to become a problem solver can then the individual can think deeply on this specific problem, which then brings up more solution for the problem.</text:p>
      <text:p text:style-name="P14"/>
      <text:p text:style-name="P14">Critical thinker allows the thinker to see both sides of the coin.</text:p>
      <text:p text:style-name="P14"/>
      <text:p text:style-name="P14">A lot of the time we as individual, we are biased by our preconceived notion.</text:p>
      <text:p text:style-name="P14"/>
      <text:p text:style-name="P14">We bring forth our own reality or our own experience lost in that the actual fact where critical thinking plays a very vital role.</text:p>
      <text:p text:style-name="P14"/>
      <text:p text:style-name="P14">So when you are a critical thinker, you will analyze the flip side of the thing and that will then broaden your horizon of thinking.</text:p>
      <text:p text:style-name="P14"/>
      <text:p text:style-name="P14">So to summarize, let's have a look into this diagram, which shows the difference between critical thinking and creative thinking.</text:p>
      <text:p text:style-name="P14"/>
      <text:p text:style-name="P14">As you can see that critical thinking.</text:p>
      <text:p text:style-name="P14"/>
      <text:p text:style-name="P14"><text:soft-page-break/>It's all about being analytic, vertical thinking, probability, judgment, objective and close ended, and there's many other characteristics of critical thinking where is creative thinking is all about more subjective thinking, generative and divergent and lateral thinking, sometimes speculating, associative, intuitive and many other characteristics.</text:p>
      <text:p text:style-name="P14"/>
      <text:p text:style-name="P14">So I hope this gives you a very good understanding about critical thinking.</text:p>
      <text:p text:style-name="P14"/>
      <text:p text:style-name="P14">And we may reflect on the fact that in order to become a creative thinker, you must have to be a critical think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SECTION 2 : CREATIVE MINDS</text:p>
      <text:p text:style-name="P5"/>
      <text:p text:style-name="P5">6. traits of creative people</text:p>
      <text:p text:style-name="P5"/>
      <text:p text:style-name="P15">To understand creative behavior, it will be very useful to analyze the character or traits of creative people.</text:p>
      <text:p text:style-name="P15"/>
      <text:p text:style-name="P15">So in this part of our course, we will try to single out some of the key characteristics of creative people.</text:p>
      <text:p text:style-name="P15"/>
      <text:p text:style-name="P15">So our only learning objective in this part of the course is to analyze the traits of creative people.</text:p>
      <text:p text:style-name="P15"/>
      <text:p text:style-name="P15">We will discuss four essential traits of creative people.</text:p>
      <text:p text:style-name="P15"/>
      <text:p text:style-name="P15">It's important to understand that science has shown that in many ways we are all weird to create.</text:p>
      <text:p text:style-name="P15"/>
      <text:p text:style-name="P15">So the ability to think new and novel is an innate quality that almost everyone is gifted with.</text:p>
      <text:p text:style-name="P15"/>
      <text:p text:style-name="P15">But yes, there are patterns of behavior which does suggest that having some specific qualities can make people more creative than others.</text:p>
      <text:p text:style-name="P15"/>
      <text:p text:style-name="P15">Well, there have been thousands of studies with millions of findings, and they're all inconclusive.</text:p>
      <text:p text:style-name="P15"/>
      <text:p text:style-name="P15">And the list of characteristics that single out creative people is also too long.</text:p>
      <text:p text:style-name="P15"/>
      <text:p text:style-name="P15">However, based on common observation of some of the most creative people in the world, we can single out for dominant behavior, which could be regarded as the traits that will make people more creative than others.</text:p>
      <text:p text:style-name="P15"/>
      <text:p text:style-name="P15">So how about the mirrored characteristics?</text:p>
      <text:p text:style-name="P15"/>
      <text:p text:style-name="P15">We can reflect on these four traits to be dominant among those who are creative.</text:p>
      <text:p text:style-name="P15"/>
      <text:p text:style-name="P15">So the four traits, our confidence, curiosity, courage and constancy.</text:p>
      <text:p text:style-name="P15"/>
      <text:p text:style-name="P16">So let us now explore each of these one by one </text:p>
      <text:p text:style-name="P16"/>
      <text:p text:style-name="P16">curiosity, <text:span text:style-name="T4">t</text:span>he most standout trait of a creative individual is being curious.</text:p>
      <text:p text:style-name="P15"/>
      <text:p text:style-name="P15">Creative people are always curious to learn and explore new things.</text:p>
      <text:p text:style-name="P15"/>
      <text:p text:style-name="P15">They always ask questions, read books, analyze situations, and take every opportunity to learn more.</text:p>
      <text:p text:style-name="P15"/>
      <text:p text:style-name="P15">Albert Einstein has a famous quote.</text:p>
      <text:p text:style-name="P15"/>
      <text:p text:style-name="P15">He says, I have no special talents.</text:p>
      <text:p text:style-name="P15"/>
      <text:p text:style-name="P15">I'm only passionately curious.</text:p>
      <text:p text:style-name="P15"/>
      <text:p text:style-name="P15"><text:soft-page-break/>And if we analyze the innovators from various times, we can see that curiosity was the most dominant characteristics in them.</text:p>
      <text:p text:style-name="P15"/>
      <text:p text:style-name="P15">They always wanted to explore, experiment, learn, and thus they were able to bring something new.</text:p>
      <text:p text:style-name="P15"/>
      <text:p text:style-name="P15">Take the example of Thomas Edison, the inventor of light bulbs, before finally being able to invent the idea of light bulbs successfully.</text:p>
      <text:p text:style-name="P15"/>
      <text:p text:style-name="P15">He failed more than thousand times.</text:p>
      <text:p text:style-name="P15"/>
      <text:p text:style-name="P15">Steve Jobs, Elon Musk, all of these great entrepreneurs are exceedingly curious, which helped them to innovate groundbreaking products.</text:p>
      <text:p text:style-name="P15"/>
      <text:p text:style-name="P15">Confidence, self-confidence can properly you every step of your life.</text:p>
      <text:p text:style-name="P15"/>
      <text:p text:style-name="P15">This is more so for creative people who are always confident with their approach.</text:p>
      <text:p text:style-name="P15"/>
      <text:p text:style-name="P15">They don't hesitate to speak with their heart and never back down, no matter how difficult the path is.</text:p>
      <text:p text:style-name="P15"/>
      <text:p text:style-name="P15">Take the example of Walt Disney.</text:p>
      <text:p text:style-name="P15"/>
      <text:p text:style-name="P15">Walt Disney wasn't always a name that is recognizable worldwide.</text:p>
      <text:p text:style-name="P15"/>
      <text:p text:style-name="P15">He had experience of numerous failures, went bankrupt and lots of other hurdles.</text:p>
      <text:p text:style-name="P15"/>
      <text:p text:style-name="P15">It's unlikely that the Walt Disney Company would be one of the largest media corporations.</text:p>
      <text:p text:style-name="P15"/>
      <text:p text:style-name="P15">If Walt if Mr. Disney hadn't been forced to rise and conquer through his confident attitude, courage in the creative persuade, you will often be ridiculed or mocked for your stupid ideas.</text:p>
      <text:p text:style-name="P15"/>
      <text:p text:style-name="P15">But you've got to have confidence to go against the tide and face all the adverse situations.</text:p>
      <text:p text:style-name="P15"/>
      <text:p text:style-name="P15">The story of J.K. Rowling is really inspiring.</text:p>
      <text:p text:style-name="P15"/>
      <text:p text:style-name="P15">You're probably familiar with her famous book, Harry Potter and the movie series as well.</text:p>
      <text:p text:style-name="P15"/>
      <text:p text:style-name="P15">Now, Rowling was a single mom and she experienced lots of challenges and hurdles.</text:p>
      <text:p text:style-name="P15"/>
      <text:p text:style-name="P15">Even Harry Potter, after writing, was rejected by 12 publishers, but she never gave up and kept pursuing her passion with courage.</text:p>
      <text:p text:style-name="P15"/>
      <text:p text:style-name="P15">And today, we know Harry Potter is nothing but a legacy.</text:p>
      <text:p text:style-name="P15"/>
      <text:p text:style-name="P15">Constancy, no creative person It is possible without consistent effort, accidental discovery or eureka moments are only possible when you get into the process.</text:p>
      <text:p text:style-name="P15"/>
      <text:p text:style-name="P15">Take the example of Jack Ma, CEO of one of the largest ecommerce stores in the world.</text:p>
      <text:p text:style-name="P15"/>
      <text:p text:style-name="P15">He got rejected everywhere, getting admissions to good universities, rejected from jobs.</text:p>
      <text:p text:style-name="P15"><text:soft-page-break/></text:p>
      <text:p text:style-name="P15">Even he was rejected for a job in KFC, but he never gave up.</text:p>
      <text:p text:style-name="P15"/>
      <text:p text:style-name="P15">So I hope this gives a very clear understanding on the key characteristics of creative peopl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text:soft-page-break/>7. human brain lateralisation</text:p>
      <text:p text:style-name="P17"/>
      <text:p text:style-name="P17">Are you a logical person or an emotional person?</text:p>
      <text:p text:style-name="P17"/>
      <text:p text:style-name="P17">Do you love music or you love math?</text:p>
      <text:p text:style-name="P17"/>
      <text:p text:style-name="P17">Maybe you are left brained or a right brain person.</text:p>
      <text:p text:style-name="P17"/>
      <text:p text:style-name="P17">Hemispheric specialisation of human brain and creative thinking has remained one of the widely discussed area.</text:p>
      <text:p text:style-name="P17"/>
      <text:p text:style-name="P17">Despite considerable amount of research conducted from a long time ago, experts have debated over the influence of hemispheric specialisation on human performance and creative thinking that is discussed brain lateralitation in depth to understand its relationship with creativity.</text:p>
      <text:p text:style-name="P17"/>
      <text:p text:style-name="P17">So the main learning objectives in this part of our course is to understand human brain lateralitation.</text:p>
      <text:p text:style-name="P17"/>
      <text:p text:style-name="P17">Peer Paul Broca, a French neurologist, was the first to come up with the empirical evidence supporting the localization of different functions in two hemispheres within our brain.</text:p>
      <text:p text:style-name="P17"/>
      <text:p text:style-name="P17">To explain very simply, the lateralization of brain function is the tendency for some neural functions or cognitive processes to be specialized to one side of the brain or the other.</text:p>
      <text:p text:style-name="P17"/>
      <text:p text:style-name="P17">Researchers concluded that the human brain is divided into two hemispheres.</text:p>
      <text:p text:style-name="P17"/>
      <text:p text:style-name="P17">Left and right.</text:p>
      <text:p text:style-name="P17"/>
      <text:p text:style-name="P17">People with left brain centralization are considered mostly as critical thinker, whereas right brain people are considered more of a creative thinker.</text:p>
      <text:p text:style-name="P17"/>
      <text:p text:style-name="P17">Some researchers concluded that creativity and emotion are located on the right side of our brain, while rationality and logic are situated in the left half of the brain.</text:p>
      <text:p text:style-name="P17"/>
      <text:p text:style-name="P17">But the evidence discounting the left or right brain concept is accumulating, according to a 2013 study from the University of Utah.</text:p>
      <text:p text:style-name="P17"/>
      <text:p text:style-name="P17">Brain scans demonstrated that activity is similar on both sides of the brain, regardless of one's personality.</text:p>
      <text:p text:style-name="P17"/>
      <text:p text:style-name="P17">So the researcher looked at the brain scans of more than 1000 young people between the ages of seven and 29 and divided different areas of the brain into seven thousand reasons to determine whether one side of the brain was more active or connected than the other side.</text:p>
      <text:p text:style-name="P17"/>
      <text:p text:style-name="P17">No evidence of sideness was found.</text:p>
      <text:p text:style-name="P17"/>
      <text:p text:style-name="P17">So the researchers finally concluded that the notion of some people being more left brain right brain is more a figure of speech than anatomically accurate description.</text:p>
      <text:p text:style-name="P17"/>
      <text:p text:style-name="P17">A good example.</text:p>
      <text:p text:style-name="P17"><text:soft-page-break/></text:p>
      <text:p text:style-name="P17">That hemispheric effect of a brain is not entirely accurate could be found from the life of Albert Einstein.</text:p>
      <text:p text:style-name="P17"/>
      <text:p text:style-name="P17">Einstein was not only the greatest physicist, but he was also an accomplished musician and sailor.</text:p>
      <text:p text:style-name="P17"/>
      <text:p text:style-name="P17">So that means despite being a very logical and critical thinker, he also demonstrated the behaviors which could be attributed as right brained.</text:p>
      <text:p text:style-name="P17"/>
      <text:p text:style-name="P17">So in summary, we may assert that creative people can be both the left brain or right brain.</text:p>
      <text:p text:style-name="P17"/>
      <text:p text:style-name="P17">The notion of different hemisphere thinking style is based on premise that each brain hemisphere is specialized and therefore each must function independently with different thinking styles.</text:p>
      <text:p text:style-name="P17"/>
      <text:p text:style-name="P17">Researchers and scientists are yet to prove the idea that hemispheric influence can dictate our behavior and performance.</text:p>
      <text:p text:style-name="P17"/>
      <text:p text:style-name="P17">So finally, don't worry whether you are a left brain or right brain person.</text:p>
      <text:p text:style-name="P17"/>
      <text:p text:style-name="P17">Regardless of the brain lateralization, you can still become creativ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
      <text:p text:style-name="P8"/>
      <text:p text:style-name="P8"/>
      <text:p text:style-name="P8"/>
      <text:p text:style-name="P8"><text:soft-page-break/>SECTION <text:span text:style-name="T5">4</text:span> : CREATIVITY PROCESS</text:p>
      <text:p text:style-name="P18"/>
      <text:p text:style-name="P8">8. source of creative ideas</text:p>
      <text:p text:style-name="P8"/>
      <text:p text:style-name="P8">link</text:p>
      <text:p text:style-name="P8"/>
      <text:p text:style-name="P8">9. steps in the creativity process</text:p>
      <text:p text:style-name="P18"/>
      <text:p text:style-name="P19">Creative thinking, although he seems to be very subjective thinking, but he is there, he's a very structured process for creative thinking as well.</text:p>
      <text:p text:style-name="P19"/>
      <text:p text:style-name="P19">And if we follow this step by step process, it will be much easier for us to become a creative thinker.</text:p>
      <text:p text:style-name="P19"/>
      <text:p text:style-name="P19">So in this part of our course, we will go through all the processes involved into creative thinking.</text:p>
      <text:p text:style-name="P19"/>
      <text:p text:style-name="P19">So a learning objective is to understand the steps in the creative thinking process as we have come across.</text:p>
      <text:p text:style-name="P19"/>
      <text:p text:style-name="P19">That creativity is a process.</text:p>
      <text:p text:style-name="P19"/>
      <text:p text:style-name="P19">The creative process involves critical thinking and problem solving skills from songwriters to television producers.</text:p>
      <text:p text:style-name="P19"/>
      <text:p text:style-name="P19">Creative individuals generally go through five steps to bring their ideas to fruition.</text:p>
      <text:p text:style-name="P19"/>
      <text:p text:style-name="P19">And these are preparation, incubation, elimination, evaluation and verification.</text:p>
      <text:p text:style-name="P19"/>
      <text:p text:style-name="P19">These stages are first articulated by Graham Wallis, a social psychologist and co-founder of the London School of Economics, who outlined the primary stages of the creative process in his book, written during 1926 called The Art of Thought.</text:p>
      <text:p text:style-name="P19"/>
      <text:p text:style-name="P19">According to Wallace, the five stages of the creative process each flow logically into the next phase of the process.</text:p>
      <text:p text:style-name="P19"/>
      <text:p text:style-name="P19">As you embark on your own creative process, unleash your mine and let your ideas scroll through the five stages of creativity.</text:p>
      <text:p text:style-name="P19"/>
      <text:p text:style-name="P19">Let us now have a look into each of these steps one by one.</text:p>
      <text:p text:style-name="P19"/>
      <text:p text:style-name="P19">So phase one is background and knowledge accumulation.</text:p>
      <text:p text:style-name="P19"/>
      <text:p text:style-name="P19">This involves seeking out a wide variety of perspectives on a situation.</text:p>
      <text:p text:style-name="P19"/>
      <text:p text:style-name="P19">And this could be done by reading widely, interacting with others, traveling to new places, recording what is learned and taking the time to research.</text:p>
      <text:p text:style-name="P19"/>
      <text:p text:style-name="P19">Now, as you begin the creative journey, the first stage involves prep work and idea generation.</text:p>
      <text:p text:style-name="P19"/>
      <text:p text:style-name="P19">And this is when you gather materials and conduct research that could spark an interesting idea.</text:p>
      <text:p text:style-name="P19"><text:soft-page-break/></text:p>
      <text:p text:style-name="P19">In the first part of the creativity process, your brain is actually using its memory bank to draw on knowledge and past experiences to generate original ideas.</text:p>
      <text:p text:style-name="P19"/>
      <text:p text:style-name="P19">Phase two is the mind incubation process, which allows subconscious to work through the information collected in phase one.</text:p>
      <text:p text:style-name="P19"/>
      <text:p text:style-name="P19">And this is enhanced by engaging in routine activities like regular exercise, playing board game or puzzles, meditation and reflection.</text:p>
      <text:p text:style-name="P19"/>
      <text:p text:style-name="P19">During the incubation period.</text:p>
      <text:p text:style-name="P19"/>
      <text:p text:style-name="P19">A mind works in various ways.</text:p>
      <text:p text:style-name="P19"/>
      <text:p text:style-name="P19">Sometimes it's really important to step out of the thinking process because at that time our mind actually works subconsciously to process the idea.</text:p>
      <text:p text:style-name="P19"/>
      <text:p text:style-name="P19">And without us being informed, different solution to the problem are being generated by our thought process.</text:p>
      <text:p text:style-name="P19"/>
      <text:p text:style-name="P19">Phase three is the idea experience stage, which is also known as the elimination stage.</text:p>
      <text:p text:style-name="P19"/>
      <text:p text:style-name="P19">Now generally that you recke factor is what happens at this stage or the light bulb moment as well.</text:p>
      <text:p text:style-name="P19"/>
      <text:p text:style-name="P19">And the idea experience could be enhanced by daydreaming about the project, practising hobbies, working in a relaxed environment, setting aside the problem and keeping a notebook.</text:p>
      <text:p text:style-name="P19"/>
      <text:p text:style-name="P19">The elimination stage is sometimes called the insights stage.</text:p>
      <text:p text:style-name="P19"/>
      <text:p text:style-name="P19">When Aha moment happens, the light bulb clicks on as spontaneous new connections are formed and all of that material you have gathered comes together to present the solution to your problem face for his evaluation.</text:p>
      <text:p text:style-name="P19"/>
      <text:p text:style-name="P19">During this stage, you consider the validity of your idea and weigh it against alternative.</text:p>
      <text:p text:style-name="P19"/>
      <text:p text:style-name="P19">This is also a time of reflection when you look back at your initial concept or problem to see if your solution aligns with your initial vision.</text:p>
      <text:p text:style-name="P19"/>
      <text:p text:style-name="P19">Business professionals might do market research, the viability of the idea Entrepreneurs might do Conceptual, songwriters or musicians may consult with more expert songwriters or artists.</text:p>
      <text:p text:style-name="P19"/>
      <text:p text:style-name="P19">During this phase, you might go back to the drawing board or you might forge on confident in what you have come up with.</text:p>
      <text:p text:style-name="P19"/>
      <text:p text:style-name="P19">Phase five is verification and implementation.</text:p>
      <text:p text:style-name="P19"/>
      <text:p text:style-name="P19">This is the final stage of the creative process.</text:p>
      <text:p text:style-name="P19"/>
      <text:p text:style-name="P19">It's when the hard work happens.</text:p>
      <text:p text:style-name="P19"><text:soft-page-break/></text:p>
      <text:p text:style-name="P19">Your creative product might be a physical object, an advertising campaign, a song, a novel and an architectural design or any item or object that you see or any object that you set out to create propelled by that initial idea that you popped into your head, now it's your job to finalise your design, bring your idea to life and share it with the worl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SECTION 4 : DEVELOPING CREATIVITY</text:p>
      <text:p text:style-name="P9"><text:soft-page-break/>10. ways to enhance personal creativity</text:p>
      <text:p text:style-name="P20"/>
      <text:p text:style-name="P20">Let us not talk about some tools to develop creativity.</text:p>
      <text:p text:style-name="P20"/>
      <text:p text:style-name="P20">One of the objectives in this course was to equip you with practical skills that will help you to become creative.</text:p>
      <text:p text:style-name="P20"/>
      <text:p text:style-name="P20">So by using these tools, you can also become a creative thinker.</text:p>
      <text:p text:style-name="P20"/>
      <text:p text:style-name="P20">So in this part of our course, we're going to learn these different tools of creative thinking, mind mapping, checklist method, six thinking hat storyboarding, metaphorical thinking, attribute listening, brainstorming and lateral thinking. </text:p>
      <text:p text:style-name="P20"/>
      <text:p text:style-name="P20">Mind mapping.</text:p>
      <text:p text:style-name="P20"/>
      <text:p text:style-name="P20">So the key to mind mapping is to take note of every idea that comes up.</text:p>
      <text:p text:style-name="P20"/>
      <text:p text:style-name="P20">Don't neglect anything, no matter how far fetched it may seem.</text:p>
      <text:p text:style-name="P20"/>
      <text:p text:style-name="P20">Save the critical selection process for later, generate as many ideas as possible.</text:p>
      <text:p text:style-name="P20"/>
      <text:p text:style-name="P20">The more you jot down, the bigger the chance of finding the golden ticket idea.</text:p>
      <text:p text:style-name="P20"/>
      <text:p text:style-name="P20">Someone mapping is one of the most popular ways to perform creative thinking.</text:p>
      <text:p text:style-name="P20"/>
      <text:p text:style-name="P20">So the key to mind mapping is to take note of every idea that comes up.</text:p>
      <text:p text:style-name="P20"/>
      <text:p text:style-name="P20">Follow these simple steps in mind mapping.</text:p>
      <text:p text:style-name="P20"/>
      <text:p text:style-name="P20">Explain the nature of the creativity and innovation.</text:p>
      <text:p text:style-name="P20"/>
      <text:p text:style-name="P20">Solve a business problem through creativity and innovation.</text:p>
      <text:p text:style-name="P20"/>
      <text:p text:style-name="P20">Examine ways to turn creativity into inside ideas, opportunities and action, and deduce the ways of eliminating barriers to creativity.</text:p>
      <text:p text:style-name="P20"/>
      <text:p text:style-name="P20">Checklist Method is also one of the most useful creative thinking tools.</text:p>
      <text:p text:style-name="P20"/>
      <text:p text:style-name="P20">And the credit for checklist method is often attributed to Alex Osborn, who is known as to be the father of the idea of brainstorming.</text:p>
      <text:p text:style-name="P20"/>
      <text:p text:style-name="P20">So according to the checklist method, there are six universal questions that can be asked why, where, when, who, what and how.</text:p>
      <text:p text:style-name="P20"/>
      <text:p text:style-name="P20">Ask yourself these questions every time you create content and chances are you will come up with some pretty interesting answers.</text:p>
      <text:p text:style-name="P20"/>
      <text:p text:style-name="P20">Six Thinking hat developed by Edward de Bono in the early 80s.</text:p>
      <text:p text:style-name="P20"/>
      <text:p text:style-name="P20"><text:soft-page-break/>This popular technique is now used by businesses all over the world.</text:p>
      <text:p text:style-name="P20"/>
      <text:p text:style-name="P20">They involve putting on a selection of metaphorical hats when it comes to making a decision, and each hat represents a different direction of thinking.</text:p>
      <text:p text:style-name="P20"/>
      <text:p text:style-name="P20">For example, white hat refers to facts, red hat refers to emotions.</text:p>
      <text:p text:style-name="P20"/>
      <text:p text:style-name="P20">Black hat refers to judgment or caution.</text:p>
      <text:p text:style-name="P20"/>
      <text:p text:style-name="P20">Yellow hat refers to logic, green hat refers to creativity, and blue hat refers to control.</text:p>
      <text:p text:style-name="P20"/>
      <text:p text:style-name="P20">Sorry, depending on the nature of problem and situation, you need to use the right hat and sometimes you may have different groups and allocate them with different thinking hats and then ask them to come up with ideas corresponding to the hat or the direction of thinking.</text:p>
      <text:p text:style-name="P20"/>
      <text:p text:style-name="P20">Storyboarding,storyboards go back to the very beginning of cinema animation. </text:p>
      <text:p text:style-name="P20"/>
      <text:p text:style-name="P20">Storyboarding is a very popular method of creative thinking, and sometimes it's referred back to the time of cinema and animation when they were first introduced.</text:p>
      <text:p text:style-name="P20"/>
      <text:p text:style-name="P20">The example of storyboarding can be found from the life of Walt Disney, who once created a storyboard during 1928.</text:p>
      <text:p text:style-name="P20"/>
      <text:p text:style-name="P20">You know, Disney wanted to achieve full animation, and for this he needed to produce an enormous number of drawings, managing the thousands of drawings and the progress of a project was nearly impossible.</text:p>
      <text:p text:style-name="P20"/>
      <text:p text:style-name="P20">So Disney then, asked his artists to pin up their drawings on the studio walls.</text:p>
      <text:p text:style-name="P20"/>
      <text:p text:style-name="P20">This way, progress could be checked. And since edited and discarded with these. </text:p>
      <text:p text:style-name="P20"/>
      <text:p text:style-name="P20">Storyboarding, it's quite popular and widely used in the creative industry, especially in advertising, animation and cinema making.</text:p>
      <text:p text:style-name="P20"/>
      <text:p text:style-name="P20">Metaphorical thinking.</text:p>
      <text:p text:style-name="P20"/>
      <text:p text:style-name="P20">Metaphorical thinking is a method that connects two universes of meaning.</text:p>
      <text:p text:style-name="P20"/>
      <text:p text:style-name="P20">Metaphorical thinking is based on a similarity.</text:p>
      <text:p text:style-name="P20"/>
      <text:p text:style-name="P20">A mind tends to look for similarities.</text:p>
      <text:p text:style-name="P20"/>
      <text:p text:style-name="P20">A roadmap is a model or metaphor of reality and useful for explaining things.</text:p>
      <text:p text:style-name="P20"/>
      <text:p text:style-name="P20">Attribute listing is another popular tool of creative thinking.</text:p>
      <text:p text:style-name="P20"/>
      <text:p text:style-name="P20">So an attribute listing.</text:p>
      <text:p text:style-name="P20"/>
      <text:p text:style-name="P20">You can do several things.</text:p>
      <text:p text:style-name="P20"><text:soft-page-break/></text:p>
      <text:p text:style-name="P20">First of all, list attributes of the product.</text:p>
      <text:p text:style-name="P20"/>
      <text:p text:style-name="P20">Take each attribute in turn.</text:p>
      <text:p text:style-name="P20"/>
      <text:p text:style-name="P20">Consider how each can be modified and evaluated based ideas.</text:p>
      <text:p text:style-name="P20"/>
      <text:p text:style-name="P20">So this is one of the easiest ways of creative thinki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pan text:style-name="T2">11. </text:span>Lateral Thinking</text:p>
      <text:p text:style-name="P21"><text:soft-page-break/></text:p>
      <text:p text:style-name="P20">There's a saying that if you haven't heard of Edward Debono or of lateral thinking, perhaps you have been too busy thinking in conventional ways.</text:p>
      <text:p text:style-name="P20"/>
      <text:p text:style-name="P20">So lateral thinking is regarded as one of the widely used and very useful tool for creative thinking.</text:p>
      <text:p text:style-name="P20"/>
      <text:p text:style-name="P20">So let's try to understand what is lateral thinking and I'll give you one example of lateral thinking.</text:p>
      <text:p text:style-name="P20"/>
      <text:p text:style-name="P20">So in this diagram, we can see two different areas.</text:p>
      <text:p text:style-name="P20"/>
      <text:p text:style-name="P20">The one of the top is the conventional way of thinking, whereas the one at the bottom is how the lateral thinking works.</text:p>
      <text:p text:style-name="P20"/>
      <text:p text:style-name="P20">So, lateral thinking is not approaching the problem in the traditional ways, but using unconventional ways to solve a problem, so lateral thinking is a manner of solving problems using an indirect and creative approach by reasoning, that is not immediately obvious.</text:p>
      <text:p text:style-name="P20"/>
      <text:p text:style-name="P20">It involves ideas that may not be obtainable using only traditional Step-By-Step logic.</text:p>
      <text:p text:style-name="P20"/>
      <text:p text:style-name="P20">So the father of lateral thinking is Edward de Bono.</text:p>
      <text:p text:style-name="P20"/>
      <text:p text:style-name="P20">And he explains that typical problem solving techniques involve a linear and step by step approach.</text:p>
      <text:p text:style-name="P20"/>
      <text:p text:style-name="P20">And he believes that a more creative answers can be obtained by taking a step sideways to re-examine the situation, a problem from an entirely different viewpoint.</text:p>
      <text:p text:style-name="P20"/>
      <text:p text:style-name="P20">So lateral thinking techniques provide a deliberate, systematic process that results in innovative thinking.</text:p>
      <text:p text:style-name="P20"/>
      <text:p text:style-name="P20">By using this unconventional thinking techniques, lateral thinking enables you to find creative solutions that you might otherwise not consider.</text:p>
      <text:p text:style-name="P20"/>
      <text:p text:style-name="P20">So this cartoon image well depicts the difference between linear thinking and lateral thinking.</text:p>
      <text:p text:style-name="P20"/>
      <text:p text:style-name="P20">So as you can see, that linear thinking always follows the straight path, and if there are problems or obstacles, the thinking process gets hindered or is lateral thinking considers multiple different ways to reach to a solution.</text:p>
      <text:p text:style-name="P20"/>
      <text:p text:style-name="P20">So now let's talk about lateral thinking.</text:p>
      <text:p text:style-name="P20"/>
      <text:p text:style-name="P20">I will give you a very nice example of lateral thinking.</text:p>
      <text:p text:style-name="P20"/>
      <text:p text:style-name="P20">So in the picture, you can see this person is known as <text:s/>Ashis Paul, the founder of eco-cooler, the cheapest air conditioner for the rural people in Bangladesh.</text:p>
      <text:p text:style-name="P20"/>
      <text:p text:style-name="P20">So the image on the top, as you can see, is eco-cooler which is capable of turning air into cold air during hot summer days.</text:p>
      <text:p text:style-name="P20"/>
      <text:p text:style-name="P20">So the technology behind it, eco-cooler, is based on a theory called Jewelled from Sun Effect.</text:p>
      <text:p text:style-name="P20"><text:soft-page-break/></text:p>
      <text:p text:style-name="P20">And according to this theory, when hot air is actually pressured and channeled through a narrow path, it becomes cold.</text:p>
      <text:p text:style-name="P20"/>
      <text:p text:style-name="P20">So based on this simple theory, Mr. Paul proposed this idea of a Cocula which then which is known as the cheapest air cooler in the world.</text:p>
      <text:p text:style-name="P20"/>
      <text:p text:style-name="P20">Now, obviously, Mr. Paul knew that the rural population in Bangladesh cannot afford to pay for expensive air conditioning system.</text:p>
      <text:p text:style-name="P20"/>
      <text:p text:style-name="P20">So he then thought about how can he make something very simple and affordable for the rural population in Bangladesh?</text:p>
      <text:p text:style-name="P20"/>
      <text:p text:style-name="P20">That's when the idea of eco-cooler came into his mind.</text:p>
      <text:p text:style-name="P20"/>
      <text:p text:style-name="P20">So I hope this gives you have a good understanding about lateral thinking, which avoids traditional or vertical thinking.</text:p>
      <text:p text:style-name="P20"/>
      <text:p text:style-name="P20">Rather, it looks into unconventional ways of thinking and solving problems.</text:p>
      <text:p text:style-name="P20"/>
      <text:p text:style-name="P20">So if you have understood lateral thinking process, well, here's a brain teaser for you using lateral thinking technique.</text:p>
      <text:p text:style-name="P20"/>
      <text:p text:style-name="P20">Try to solve this proble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12. Braintraining</text:p>
      <text:p text:style-name="P23"><text:soft-page-break/></text:p>
      <text:p text:style-name="P23">Braintraining</text:p>
      <text:p text:style-name="P23"/>
      <text:p text:style-name="P23">While it's true that some brains are naturally more inclined toward creative ideation than others, research shows that all brains have an amazing ability to continually change and develop.</text:p>
      <text:p text:style-name="P23"/>
      <text:p text:style-name="P23">This is, however, a skill that can be practiced and learned, although it may not make an Einstein out of everyone.</text:p>
      <text:p text:style-name="P23"/>
      <text:p text:style-name="P23">Practice and exercise can definitely make any brain more creative.</text:p>
      <text:p text:style-name="P23"/>
      <text:p text:style-name="P23">There are lots of processes through cognitive stimulation is possible.</text:p>
      <text:p text:style-name="P23"/>
      <text:p text:style-name="P23">Brain training has become a very popular concept, which shows how people can become more creative by unlocking their hidden talents.</text:p>
      <text:p text:style-name="P23"/>
      <text:p text:style-name="P23">So let's discuss brain training in more detail.</text:p>
      <text:p text:style-name="P23"/>
      <text:p text:style-name="P23">The key learning objectives in this part of our course is to understand what is neuroplasticity, then explore brain training and finally looking to some brain training exercises.</text:p>
      <text:p text:style-name="P23"/>
      <text:p text:style-name="P23">To understand brain training, we first need to learn what is neuroplasticity.</text:p>
      <text:p text:style-name="P23"/>
      <text:p text:style-name="P23">Brain plasticity is also known as neuroplasticity refers to the ability for the brain to change and develop based on life experiences.</text:p>
      <text:p text:style-name="P23"/>
      <text:p text:style-name="P23">Studies have shown that our brain has the capacity to change both physically, functionally and chemically throughout our entire lives.</text:p>
      <text:p text:style-name="P23"/>
      <text:p text:style-name="P23">For a long time, researchers and scientists have believed that neuroplasticity is only possible during the childhood after childhood.</text:p>
      <text:p text:style-name="P23"/>
      <text:p text:style-name="P23">Our brain is solidified and then our habits become fixed.</text:p>
      <text:p text:style-name="P23"/>
      <text:p text:style-name="P23">In recent years, scientists have argued that brain continues to change even into old age.</text:p>
      <text:p text:style-name="P23"/>
      <text:p text:style-name="P23">Like a physical muscle.</text:p>
      <text:p text:style-name="P23"/>
      <text:p text:style-name="P23">The brain gets stronger the more we use it.</text:p>
      <text:p text:style-name="P23"/>
      <text:p text:style-name="P23">The brain is a pattern seeking device.</text:p>
      <text:p text:style-name="P23"/>
      <text:p text:style-name="P23">When the neurons in our brain are activated in a particular pattern, it's faster and easier for us to follow that same pattern in the future.</text:p>
      <text:p text:style-name="P23"/>
      <text:p text:style-name="P23">So this essentially means that when we use a brain to complete a task, the brain remembers the tasks.</text:p>
      <text:p text:style-name="P23"/>
      <text:p text:style-name="P23">So next time it becomes a little easier.</text:p>
      <text:p text:style-name="P23"/>
      <text:p text:style-name="P23"><text:soft-page-break/>The time after that, it's even easier and so on.</text:p>
      <text:p text:style-name="P23"/>
      <text:p text:style-name="P23">The bottom line is that our brains aren't static through repeated practice and continual challenge.</text:p>
      <text:p text:style-name="P23"/>
      <text:p text:style-name="P23">We can build pathways that make our brain stronger and smarter.</text:p>
      <text:p text:style-name="P23"/>
      <text:p text:style-name="P23">The concept of brain training has grown in popularity in recent years.</text:p>
      <text:p text:style-name="P23"/>
      <text:p text:style-name="P23">Brain training is a way of strengthening cognitive skills by improving neural connections in the brain so that it can grasp and process incoming information better and not just a little bit, but a lot better.</text:p>
      <text:p text:style-name="P23"/>
      <text:p text:style-name="P23">So there are lots of techniques and brain training exercises through which we can train our brain to become more creative.</text:p>
      <text:p text:style-name="P23"/>
      <text:p text:style-name="P23">So let us now see some of the popular brain training exercises.</text:p>
      <text:p text:style-name="P23"/>
      <text:p text:style-name="P23">A large body of research has shown that doing jigsaw puzzles recruits multiple cognitive abilities and is protective factor for visuospatial cognitive aging.</text:p>
      <text:p text:style-name="P23"/>
      <text:p text:style-name="P23">In other words, when putting together a jigsaw puzzle, we have to look at the different pieces and figure out where they fit within the larger picture.</text:p>
      <text:p text:style-name="P23"/>
      <text:p text:style-name="P23">This can be a great way to challenge and exercise our brains capacity.</text:p>
      <text:p text:style-name="P23"/>
      <text:p text:style-name="P23">So next time you do a jigsaw puzzle of either Mickey Mouse or Tom and Jerry, don't think it's a childish act.</text:p>
      <text:p text:style-name="P23"/>
      <text:p text:style-name="P23">But this will tremendously help your brain to grow.</text:p>
      <text:p text:style-name="P23"/>
      <text:p text:style-name="P23">At 2015 research reports suggest that using all of our senses can potentially help strengthen our brain. </text:p>
      <text:p text:style-name="P23"/>
      <text:p text:style-name="P23">to give our senses and brain a workout. Try doing some of the activities that will stimulate all of our five senses.</text:p>
      <text:p text:style-name="P23"/>
      <text:p text:style-name="P23">We can practice that through various ways of touching, testing, seeing and hearing all at the same time.</text:p>
      <text:p text:style-name="P23"/>
      <text:p text:style-name="P23">Daily meditation can come our body and slow our breathing and does it will help reduce stress and anxiety.</text:p>
      <text:p text:style-name="P23"/>
      <text:p text:style-name="P23">But some of the studies have shown that meditation can also potentially help to fine tune our memory and increase our ability to process information faster.</text:p>
      <text:p text:style-name="P23"/>
      <text:p text:style-name="P23">To meditate can simply find it quite spot.</text:p>
      <text:p text:style-name="P23"/>
      <text:p text:style-name="P23">Close your eyes and spend five to ten minutes and you will find that this will tremendously relax your brain and help you to become stronger and perform much better.</text:p>
      <text:p text:style-name="P23"/>
      <text:p text:style-name="P23">Here's some of the easiest way to enhance our brain power.</text:p>
      <text:p text:style-name="P23"/>
      <text:p text:style-name="P23"><text:soft-page-break/>At 2017 study shows that listening to happy tunes helps generate more innovative solutions compared to being in silence.</text:p>
      <text:p text:style-name="P23"/>
      <text:p text:style-name="P23">That essentially means cranking up some feel good music can help boost our creative thinking ability and enhance our brain power.</text:p>
      <text:p text:style-name="P23"/>
      <text:p text:style-name="P23">And apart from listening to music, you're never too old to start playing an instrument like piano, guitar on the drums.</text:p>
      <text:p text:style-name="P23"/>
      <text:p text:style-name="P23">All of these can significantly relax our brain muscle and help you to perform much better.</text:p>
      <text:p text:style-name="P23"/>
      <text:p text:style-name="P23">We can also engage our brain into different mental exercises that can also stimulate our thinking power.</text:p>
      <text:p text:style-name="P23"/>
      <text:p text:style-name="P23">Dr. Gary Small is a professor of psychiatry and ageing and director of Longevity Center of the Simul Institute of Neuroscience in one interesting article published in The Daily Guardian.</text:p>
      <text:p text:style-name="P23"/>
      <text:p text:style-name="P23">He proposes several interesting mental exercise.</text:p>
      <text:p text:style-name="P23"/>
      <text:p text:style-name="P23">It's that let's have a look into some of these exercises and see if we can solve them in the following section.</text:p>
      <text:p text:style-name="P23"/>
      <text:p text:style-name="P23">We have incorporated some of these mental exercises and there is an exercise file where we have attached the article containing all of the mental exercises found in the Guardian article.</text:p>
      <text:p text:style-name="P23"/>
      <text:p text:style-name="P23">Try some of these exercises and see if you can get the answer right.</text:p>
      <text:p text:style-name="P23"/>
      <text:p text:style-name="P23">The answer to these exercises are given in the attached article in this sect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SECTION 6: CREATIVITY AND INNOVATION</text:p>
      <text:p text:style-name="P12"><text:soft-page-break/>13. organisational culture</text:p>
      <text:p text:style-name="P24"/>
      <text:p text:style-name="P24">Creativity enables an organization to become the market leader in their fields based on improved efficiency by offering solutions to consumer problems.</text:p>
      <text:p text:style-name="P24"/>
      <text:p text:style-name="P24">But many organizations do not have this fundamental capacity.</text:p>
      <text:p text:style-name="P24"/>
      <text:p text:style-name="P24">A key factor in this shortcoming is a failure of organizations to build up a culture where creativity is given, the top most priority, because organizations don't become creative by simply hiring creative people, but mostly by creating creative cultures.</text:p>
      <text:p text:style-name="P24"/>
      <text:p text:style-name="P24">So in this part, let's talk about how an organization can foster a creative culture.</text:p>
      <text:p text:style-name="P24"/>
      <text:p text:style-name="P24">The key learning objectives for this section is to understand organizational culture and identify its core characteristics, then understand the culture and creativity relationship, and finally explore how organizations can foster creativity. before you start discussing the relationship between creativity and organizational culture.</text:p>
      <text:p text:style-name="P24"/>
      <text:p text:style-name="P24">Let's have a look into these brands.</text:p>
      <text:p text:style-name="P24"/>
      <text:p text:style-name="P24">I'm sure all of you know about these brands.</text:p>
      <text:p text:style-name="P24"/>
      <text:p text:style-name="P24">Undoubtedly, these are the most successful brands in the world, apart from a humongous amount of brand value.</text:p>
      <text:p text:style-name="P24"/>
      <text:p text:style-name="P24">These organizations also have brought disruptive products and made our life easier.</text:p>
      <text:p text:style-name="P24"/>
      <text:p text:style-name="P24">But apart from their financial success and the excellence in their own industries, do you see anything common in all of these brands?</text:p>
      <text:p text:style-name="P24"/>
      <text:p text:style-name="P24">Well, there is something that is very common in all of these brands, all of these brands, they have created a very successful organizational culture which has led them to where they are today.</text:p>
      <text:p text:style-name="P24"/>
      <text:p text:style-name="P24">So it is worthwhile to first understand organizational culture in more detail.</text:p>
      <text:p text:style-name="P24"/>
      <text:p text:style-name="P24">So organizational culture is considered as a system of shared actions, values and beliefs that develops within an organization and guides the behavior of its members, organizational culture is displayed through the underlying beliefs, assumption, values, interaction within and outside of the organization, and a myriad of other factors, some the popular organizational cultures are Toyota Way, a set of principles and behaviors that underlie the Toyota Model Corporation's managerial approach and production system.</text:p>
      <text:p text:style-name="P24"/>
      <text:p text:style-name="P24">Google's 80-20 rule, which allows Google's employees with autonomy to work on their own projects.</text:p>
      <text:p text:style-name="P24"/>
      <text:p text:style-name="P24">All right.</text:p>
      <text:p text:style-name="P24"/>
      <text:p text:style-name="P24">So let us understand, what are the core functions that are served by organizational cultures?</text:p>
      <text:p text:style-name="P24"/>
      <text:p text:style-name="P24"><text:soft-page-break/>So first of all, organizational culture can provide its employees a sense of identity and belongingness, with the organization has a strong organizational culture, all of the employees within the organization will feel valued and part of being a team.</text:p>
      <text:p text:style-name="P24"/>
      <text:p text:style-name="P24">Next, organizational culture can generate commitment to organizations missions because when the organization has a strong and displayed culture that will help other employees to understand the mission and blend themselves within the organization's mission.</text:p>
      <text:p text:style-name="P24"/>
      <text:p text:style-name="P24">Finally, organizational culture can clarify and reinforce standards of behavior.</text:p>
      <text:p text:style-name="P24"/>
      <text:p text:style-name="P24">This greatly enhances teamwork and individual's capacity to become more productive. </text:p>
      <text:p text:style-name="P24">if we look around the world, we see different types of organizational culture.</text:p>
      <text:p text:style-name="P24"/>
      <text:p text:style-name="P24">Some of the organizations have a strong culture and some of the organizations may have a weaker culture.</text:p>
      <text:p text:style-name="P24"/>
      <text:p text:style-name="P24">So here are some properties of strong culture and a weak organizational culture.</text:p>
      <text:p text:style-name="P24"/>
      <text:p text:style-name="P24">Strong culture is displayed through major influence on behaviors of individuals within the organizations. values that are held intensely and shared widely, where is weak a culture has a limited impact on the way people behave.</text:p>
      <text:p text:style-name="P24"/>
      <text:p text:style-name="P24">A weak culture doesn't foster creative behavior among its employees.</text:p>
      <text:p text:style-name="P24"/>
      <text:p text:style-name="P24">So a culture of creativity within an organization allows employees to use their naturally innovative natures and enhances the ability of an organization to respond to problems and opportunities in interesting, unusual and competitive ways.</text:p>
      <text:p text:style-name="P24"/>
      <text:p text:style-name="P24">Now, generally, crafting an organizational culture that fosters true creativity can be a big challenge, and it will typically require steps from both top down and bottom up level.</text:p>
      <text:p text:style-name="P24"/>
      <text:p text:style-name="P24">So organizational culture and creativity has deep and embedded relationship.</text:p>
      <text:p text:style-name="P24"/>
      <text:p text:style-name="P24">First of all, organizational culture exerts profound influence on its employees, both in a positive way and in a negative way.</text:p>
      <text:p text:style-name="P24"/>
      <text:p text:style-name="P24">The managers within the organization can play pivotal roles in developing, transmitting and changing organizational culture.</text:p>
      <text:p text:style-name="P24"/>
      <text:p text:style-name="P24">Individual and team creativity is also important determinant of an organization's capacity to be innovative.</text:p>
      <text:p text:style-name="P24"/>
      <text:p text:style-name="P24">This, in turn, plays an important role in organizational success.</text:p>
      <text:p text:style-name="P24"/>
      <text:p text:style-name="P24"/>
      <text:p text:style-name="P24"/>
      <text:p text:style-name="P24"/>
      <text:p text:style-name="P24"/>
      <text:p text:style-name="P24"/>
      <text:p text:style-name="P13"><text:soft-page-break/>14. fostering creative cultures</text:p>
      <text:p text:style-name="P25">All right, so now let's talk about how to develop a very successful and creative organizational culture.</text:p>
      <text:p text:style-name="P25"/>
      <text:p text:style-name="P25">Now you'll find that the world out there is inundated with great examples of organizations who have been able to develop very successful and creative culture.</text:p>
      <text:p text:style-name="P25"/>
      <text:p text:style-name="P25">Let's just pick up some of the top and prominent ones just to reflect.</text:p>
      <text:p text:style-name="P25"/>
      <text:p text:style-name="P25">So ensuring autonomy is one of the most important aspect to embed creativity within an organization.</text:p>
      <text:p text:style-name="P25"/>
      <text:p text:style-name="P25">Knowing the picture, we can see some happy employees and they are Google employees.</text:p>
      <text:p text:style-name="P25"/>
      <text:p text:style-name="P25">Google undoubtedly is considered as one of the most productive organizations in the world.</text:p>
      <text:p text:style-name="P25"/>
      <text:p text:style-name="P25">Key to this success is not only the perks like free food, gym and other facilities, but Google employees enjoy an amazing amount of autonomy at work.</text:p>
      <text:p text:style-name="P25"/>
      <text:p text:style-name="P25">Google has a policy called 80-20, which allows their employees to spend 20 percent of their time into their own creative projects.</text:p>
      <text:p text:style-name="P25"/>
      <text:p text:style-name="P25">And in fact, a lot of the successful products of Google are actually the result of this 80-20 culture, which greatly enhanced the creativity among its employees.</text:p>
      <text:p text:style-name="P25"/>
      <text:p text:style-name="P25">Making jobs intrinsically interesting can enhance creativity within an organization.</text:p>
      <text:p text:style-name="P25"/>
      <text:p text:style-name="P25">Now, if you look at the image, does it look like an office environment to you?</text:p>
      <text:p text:style-name="P25"/>
      <text:p text:style-name="P25">Well, certainly not.</text:p>
      <text:p text:style-name="P25"/>
      <text:p text:style-name="P25">But yes, this is the image of an office and this is taken from an organization called Zappos.</text:p>
      <text:p text:style-name="P25"/>
      <text:p text:style-name="P25">Now, I don't know if you've heard about Zappos, but Zappos is one of the famous e-commerce brands which had a very humble beginning, a Zappos rise to success through its amazing culture and a customer focused attitude.</text:p>
      <text:p text:style-name="P25"/>
      <text:p text:style-name="P25">Zappos look after its employees as much as it looks after customers.</text:p>
      <text:p text:style-name="P25"/>
      <text:p text:style-name="P25">So when you enter the office of Zappos, you'll feel that you've entered into a primary school classroom and Zappos does every other thing possible to keep its employees motivated, not only extrinsically, but also intrinsically to enhance creativity within the organization.</text:p>
      <text:p text:style-name="P25"/>
      <text:p text:style-name="P25">It's absolutely important to celebrate both success and failure.</text:p>
      <text:p text:style-name="P25"/>
      <text:p text:style-name="P25">And you'll find that most of the successful organizations in the world, they celebrate failure as much as they celebrate their success.</text:p>
      <text:p text:style-name="P25"/>
      <text:p text:style-name="P25">Because innovation and creativity is an iterative process, there's hardly any bullseye example.</text:p>
      <text:p text:style-name="P25"/>
      <text:p text:style-name="P25"><text:soft-page-break/>If you look at the successful brands, all of them, they've climbed through a treacherous path of trial and error.</text:p>
      <text:p text:style-name="P25"/>
      <text:p text:style-name="P25">Take the example of Apple.</text:p>
      <text:p text:style-name="P25"/>
      <text:p text:style-name="P25">The apple that we know today is one of the most successful brands.</text:p>
      <text:p text:style-name="P25"/>
      <text:p text:style-name="P25">But during the early days of Apple, things were not as similar as today.</text:p>
      <text:p text:style-name="P25"/>
      <text:p text:style-name="P25">A lot of the products that Apple launched at the beginning weren't very successful.</text:p>
      <text:p text:style-name="P25"/>
      <text:p text:style-name="P25">In fact, Steve Jobs himself have faced lots of challenges, difficulties and hurdles during his early days.</text:p>
      <text:p text:style-name="P25"/>
      <text:p text:style-name="P25">But with all of these failures and challenges along, what came was tremendous amount of learning which greatly helped Steve Jobs and current leaders to usher the brand to where it is today.</text:p>
      <text:p text:style-name="P25"/>
      <text:p text:style-name="P25">So in order to become creative, it's absolutely important that organizations learn from their failure and remain positive and just keep going ahead. </text:p>
      <text:p text:style-name="P25"/>
      <text:p text:style-name="P25">To foster creativity It is very important to cross pollinate creative ideas.</text:p>
      <text:p text:style-name="P25"/>
      <text:p text:style-name="P25">Cross pollination is the process of exposing employees to new ways of thinking by sharing knowledge.</text:p>
      <text:p text:style-name="P25"/>
      <text:p text:style-name="P25">Now, cross pollination can happen both within or outside of the organization and many of the successful brands in the world.</text:p>
      <text:p text:style-name="P25"/>
      <text:p text:style-name="P25">They have been practicing this in different ways.</text:p>
      <text:p text:style-name="P25"/>
      <text:p text:style-name="P25">For example, if you look at this image, it's a Red Bull, which is an energy drink, and the other one is GoPro, which is an action camera.</text:p>
      <text:p text:style-name="P25"/>
      <text:p text:style-name="P25">Now, on paper, carbonated energy drinks company and a portable camera business don't share much in common.</text:p>
      <text:p text:style-name="P25"/>
      <text:p text:style-name="P25">Right.</text:p>
      <text:p text:style-name="P25"/>
      <text:p text:style-name="P25">But Red Bull and GoPro formed a collaboration in 2016 that is going from strength to strength.</text:p>
      <text:p text:style-name="P25"/>
      <text:p text:style-name="P25">Together, they have a multi-year partnership that oversees content creation, global distribution, cross promotion and product innovation.</text:p>
      <text:p text:style-name="P25"/>
      <text:p text:style-name="P25">Part of the agreement means that Red Bull get a cut in GoPro profits and GoPro has exclusive rights to point of view footage at Red Bull events.</text:p>
      <text:p text:style-name="P25"/>
      <text:p text:style-name="P25">So similarly, there are many organizations which have collaborated both within and outside of the organization in various ways to cross pollinate creative ideas.</text:p>
      <text:p text:style-name="P25"/>
      <text:p text:style-name="P25">Organizational hierarchy could be a great inhibitor when it comes to foster creative involvement.</text:p>
      <text:p text:style-name="P25"/>
      <text:p text:style-name="P25"><text:soft-page-break/>So many of the organization these days have been.</text:p>
      <text:p text:style-name="P25"/>
      <text:p text:style-name="P25">I'm successful after eliminating the organizational barriers of hierarchical relationship.</text:p>
      <text:p text:style-name="P25"/>
      <text:p text:style-name="P25">One good example could be a computer game development company Valve, which doesn't have any boss.</text:p>
      <text:p text:style-name="P25"/>
      <text:p text:style-name="P25">They have an entirely flat structure which has completely eliminated hierarchical relationships.</text:p>
      <text:p text:style-name="P25"/>
      <text:p text:style-name="P25">Besides, you'll find that most of the great leaders like Elon Musk or Mark Zuckerberg, they like to sit on the same floor with their employees in a very simple cubicle.</text:p>
      <text:p text:style-name="P25"/>
      <text:p text:style-name="P25">This keeps empowerment to the staff and allows an open communication system which eventually boosts creative atmosphere.</text:p>
      <text:p text:style-name="P25"/>
      <text:p text:style-name="P25">So these are some strategies through which an organization can enhance and foster a creative organizational cul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9:33:58.445534672</meta:creation-date>
    <dc:date>2021-07-27T19:34:07.394977640</dc:date>
    <meta:editing-duration>P1DT11H38M56S</meta:editing-duration>
    <meta:editing-cycles>17</meta:editing-cycles>
    <meta:generator>LibreOffice/7.0.4.2$Linux_X86_64 LibreOffice_project/00$Build-2</meta:generator>
    <meta:document-statistic meta:table-count="0" meta:image-count="0" meta:object-count="0" meta:page-count="30" meta:paragraph-count="454" meta:word-count="7718" meta:character-count="46340" meta:non-whitespace-character-count="39067"/>
  </office:meta>
</office:document-meta>
</file>